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text-underline-style="none" style:font-size-asian="14pt" style:font-size-complex="14pt"/>
    </style:style>
    <style:style style:name="P6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7. Nutzerh</text:span><text:bookmark text:name="_GoBack"/><text:span text:style-name="T1">andbuch</text:span></text:p>
      <text:p text:style-name="P1">Steuerung</text:p>
      <text:p text:style-name="Standard"><text:span text:style-name="T2">Laufen/Schussrichtung:</text:span><draw:frame draw:style-name="fr1" draw:name="Grafik1" text:anchor-type="as-char" svg:y="-0.69cm" svg:width="5.161cm" svg:height="1.505cm" draw:z-index="1"><draw:image xlink:href="http://tse4.mm.bing.net/th?id=OIP.Ma5d6bcce1e3353fa9ddfe1d6f6c15335o0&amp;pid=15.1" xlink:type="simple" xlink:show="embed" xlink:actuate="onLoad"/></draw:frame> </text:p>
      <text:p text:style-name="Standard"><text:span text:style-name="T2">Schießen:</text:span><draw:frame draw:style-name="fr1" draw:name="Grafik2" text:anchor-type="as-char" svg:y="-0.642cm" svg:width="3.452cm" svg:height="1.676cm" draw:z-index="0"><draw:image xlink:href="http://tse1.mm.bing.net/th?id=OIP.M7e63a4a1aea4f42bcf99737a5dced302o0&amp;pid=15.1" xlink:type="simple" xlink:show="embed" xlink:actuate="onLoad"/></draw:frame> </text:p>
      <text:p text:style-name="P4"/>
      <text:p text:style-name="P4">Gegenstand wechseln: 1-9</text:p>
      <text:p text:style-name="P1">Funktionen</text:p>
      <text:p text:style-name="P5">Geschosse: Schaden, Geschwindigkeit, textur (Bild) und Nachladen</text:p>
      <text:p text:style-name="P5">Kollision: Objekte (z.B: Baum...) + Bild, Charakter</text:p>
      <text:p text:style-name="P5">Spawnpunkt: Startpunkt der Map</text:p>
      <text:p text:style-name="P5"><text:soft-page-break/>Mehrere Level: <text:s/>Nach Abschluss von einem Level (nicht in Version 1.0 enthalten)</text:p>
      <text:p text:style-name="P5"><text:tab/><text:tab/><text:tab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.501cm" fo:margin-right="1.501cm" style:writing-mode="lr-tb" style:layout-grid-color="#c0c0c0" style:layout-grid-lines="2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grammadministrator</meta:initial-creator>
    <meta:editing-cycles>4</meta:editing-cycles>
    <meta:creation-date>2016-12-07T09:55:00</meta:creation-date>
    <dc:date>2016-12-11T18:42:33.60</dc:date>
    <meta:editing-duration>PT16M7S</meta:editing-duration>
    <meta:generator>OpenOffice/4.1.2$Win32 OpenOffice.org_project/412m3$Build-9782</meta:generator>
    <meta:document-statistic meta:table-count="0" meta:image-count="2" meta:object-count="0" meta:page-count="2" meta:paragraph-count="11" meta:word-count="39" meta:character-count="3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